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0cbe1d" officeooo:paragraph-rsid="000cbe1d"/>
    </style:style>
    <style:style style:name="P2" style:family="paragraph" style:parent-style-name="Standard">
      <style:text-properties officeooo:rsid="000e792e" officeooo:paragraph-rsid="000e792e"/>
    </style:style>
    <style:style style:name="P3" style:family="paragraph" style:parent-style-name="Standard">
      <style:text-properties officeooo:rsid="00117ef3" officeooo:paragraph-rsid="00117ef3"/>
    </style:style>
    <style:style style:name="P4" style:family="paragraph" style:parent-style-name="Standard">
      <style:text-properties officeooo:rsid="00117ef3" officeooo:paragraph-rsid="00148e2b"/>
    </style:style>
    <style:style style:name="P5" style:family="paragraph" style:parent-style-name="Standard">
      <style:text-properties fo:font-weight="bold" officeooo:rsid="0013449e" officeooo:paragraph-rsid="0013449e" style:font-weight-asian="bold" style:font-weight-complex="bold"/>
    </style:style>
    <style:style style:name="P6" style:family="paragraph" style:parent-style-name="Standard">
      <style:text-properties fo:font-weight="bold" officeooo:rsid="000b6877" officeooo:paragraph-rsid="000b6877" style:font-weight-asian="bold" style:font-weight-complex="bold"/>
    </style:style>
    <style:style style:name="P7" style:family="paragraph" style:parent-style-name="Standard">
      <style:text-properties officeooo:rsid="0014d36a" officeooo:paragraph-rsid="0014d36a"/>
    </style:style>
    <style:style style:name="P8" style:family="paragraph" style:parent-style-name="Standard">
      <style:text-properties officeooo:rsid="00148e2b" officeooo:paragraph-rsid="00148e2b"/>
    </style:style>
    <style:style style:name="P9" style:family="paragraph" style:parent-style-name="Standard">
      <style:text-properties officeooo:rsid="0015d93b" officeooo:paragraph-rsid="0015d93b"/>
    </style:style>
    <style:style style:name="T1" style:family="text">
      <style:text-properties officeooo:rsid="0010534b"/>
    </style:style>
    <style:style style:name="T2" style:family="text">
      <style:text-properties officeooo:rsid="00117ef3"/>
    </style:style>
    <style:style style:name="T3" style:family="text">
      <style:text-properties officeooo:rsid="00141b45"/>
    </style:style>
    <style:style style:name="T4" style:family="text">
      <style:text-properties officeooo:rsid="0014d36a"/>
    </style:style>
    <style:style style:name="T5" style:family="text">
      <style:text-properties officeooo:rsid="0015d93b"/>
    </style:style>
    <style:style style:name="T6" style:family="text">
      <style:text-properties officeooo:rsid="001771c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test.plots.<text:span text:style-name="T2">BarChartsDemo</text:span>.java</text:p>
      <text:p text:style-name="P5">PlosComp\FoldChange Images</text:p>
      <text:p text:style-name="P5"/>
      <text:p text:style-name="P2">(Experiments need to be re-tested, <text:span text:style-name="T1">start with experiment 13032013</text:span>)</text:p>
      <text:p text:style-name="P1">Layered Bar Chart</text:p>
      <text:p text:style-name="P2">// Change Colors</text:p>
      <text:p text:style-name="P2">// Increase Distances between Categories</text:p>
      <text:p text:style-name="P2">// Decrease Distances between Series.</text:p>
      <text:p text:style-name="P3">Add values to top (date inside!) // <text:span text:style-name="T6">Failed to rotate // Next:Date Inside</text:span></text:p>
      <text:p text:style-name="P5"/>
      <text:p text:style-name="P2"/>
      <text:p text:style-name="P3">CRITICAL:</text:p>
      <text:p text:style-name="P3">Re-test/ Re-measure Experiments (sta<text:span text:style-name="T3">r</text:span>t with 13032013)</text:p>
      <text:p text:style-name="P7">Think about FC +- Stdev</text:p>
      <text:p text:style-name="P8">Next : <text:span text:style-name="T4">Check the low fc of bmh1 + Search Images for another experiment</text:span></text:p>
      <text:p text:style-name="P4"/>
      <text:p text:style-name="P3">IMPORTANT:</text:p>
      <text:p text:style-name="P3">Increase Distance between Categori<text:span text:style-name="T4">e</text:span>s</text:p>
      <text:p text:style-name="P3">Each experiment in one color <text:span text:style-name="T5">(no color?) (grayColors)</text:span></text:p>
      <text:p text:style-name="P3">experiment list to the right!</text:p>
      <text:p text:style-name="P3"/>
      <text:p text:style-name="P3">INTERRUPTIONS:</text:p>
      <text:p text:style-name="P3">Decrea<text:span text:style-name="T4">s</text:span>e distances between series</text:p>
      <text:p text:style-name="P3">add values to top (date inside!)</text:p>
      <text:p text:style-name="P3"/>
      <text:p text:style-name="P3">DISTRACTION:</text:p>
      <text:p text:style-name="P3">Layered Bar charts</text:p>
      <text:p text:style-name="P3">Change Colors (white background!)</text:p>
      <text:p text:style-name="P9">StandardDeviationChart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ohamed Tleis</meta:initial-creator>
    <meta:creation-date>2014-07-07T11:35:43.810806376</meta:creation-date>
    <meta:generator>LibreOffice/4.2.5.2$Linux_X86_64 LibreOffice_project/420m0$Build-2</meta:generator>
    <dc:date>2014-08-03T19:34:08.669574804</dc:date>
    <dc:creator>Mohamed Tleis</dc:creator>
    <meta:editing-duration>PT1H38M38S</meta:editing-duration>
    <meta:editing-cycles>15</meta:editing-cycles>
    <meta:document-statistic meta:table-count="0" meta:image-count="0" meta:object-count="0" meta:page-count="1" meta:paragraph-count="23" meta:word-count="105" meta:character-count="750" meta:non-whitespace-character-count="668"/>
  </office:meta>
</office:document-meta>
</file>